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7b0" officeooo:paragraph-rsid="001857b0"/>
    </style:style>
    <style:style style:name="P2" style:family="paragraph" style:parent-style-name="Standard">
      <style:text-properties officeooo:rsid="001857b0" officeooo:paragraph-rsid="001dba96"/>
    </style:style>
    <style:style style:name="P3" style:family="paragraph" style:parent-style-name="Standard">
      <style:text-properties fo:font-weight="bold" officeooo:rsid="001857b0" officeooo:paragraph-rsid="001857b0" style:font-weight-asian="bold" style:font-weight-complex="bold"/>
    </style:style>
    <style:style style:name="P4" style:family="paragraph" style:parent-style-name="Standard">
      <style:text-properties officeooo:rsid="00287efc" officeooo:paragraph-rsid="00287efc"/>
    </style:style>
    <style:style style:name="P5" style:family="paragraph" style:parent-style-name="Standard" style:master-page-name="">
      <loext:graphic-properties draw:fill="none"/>
      <style:paragraph-properties fo:margin-left="0cm" fo:margin-right="-7.601cm" fo:text-indent="0cm" style:auto-text-indent="false" style:page-number="auto" fo:background-color="transparent"/>
      <style:text-properties officeooo:rsid="00287efc" officeooo:paragraph-rsid="00287efc"/>
    </style:style>
    <style:style style:name="P6" style:family="paragraph" style:parent-style-name="Standard">
      <loext:graphic-properties draw:fill="none"/>
      <style:paragraph-properties fo:margin-left="0cm" fo:margin-right="-7.601cm" fo:text-indent="0cm" style:auto-text-indent="false" fo:background-color="transparent"/>
      <style:text-properties officeooo:rsid="00287efc" officeooo:paragraph-rsid="00287efc"/>
    </style:style>
    <style:style style:name="P7" style:family="paragraph" style:parent-style-name="Standard">
      <loext:graphic-properties draw:fill="none"/>
      <style:paragraph-properties fo:margin-left="0cm" fo:margin-right="-7.601cm" fo:text-indent="0cm" style:auto-text-indent="false" fo:background-color="transparent"/>
      <style:text-properties officeooo:rsid="0028e3e2" officeooo:paragraph-rsid="0028e3e2"/>
    </style:style>
    <style:style style:name="T1" style:family="text">
      <style:text-properties officeooo:rsid="0028e3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ridge &amp; Company Ltd</text:p>
      <text:p text:style-name="P2">Centre House, </text:p>
      <text:p text:style-name="P2">Court Parade Aldridge</text:p>
      <text:p text:style-name="P1">Walsall, WS9 8LT</text:p>
      <text:p text:style-name="P1"/>
      <text:p text:style-name="P1"/>
      <text:p text:style-name="P1"/>
      <text:p text:style-name="P1"/>
      <text:p text:style-name="P1"/>
      <text:p text:style-name="P1"/>
      <text:p text:style-name="P1">From: </text:p>
      <text:p text:style-name="P1">Hoang Duy Tran</text:p>
      <text:p text:style-name="P1">21 Fox House, Maysoule Road</text:p>
      <text:p text:style-name="P1">London SW11 2BX</text:p>
      <text:p text:style-name="P1">Employee Number: 836 329</text:p>
      <text:p text:style-name="P1">Phone: +44 7424 355 760</text:p>
      <text:p text:style-name="P1">E-mail: <text:a xlink:type="simple" xlink:href="mailto:hoangduytran1960@googlemail.com" text:style-name="Internet_20_link" text:visited-style-name="Visited_20_Internet_20_Link">hoangduytran1960@googlemail.com</text:a></text:p>
      <text:p text:style-name="P1"/>
      <text:p text:style-name="P4">Dear Personnel,</text:p>
      <text:p text:style-name="P4"/>
      <text:p text:style-name="P5">I’m asked by the Housing Benefits Office of Wandsworth council <text:span text:style-name="T1">to provide an official reports of the last dates I ceased to work due to Achilles tendon injury, as indicated in the attached copy of the letter council I received. Please provide the information required by the council directly to them on my behalf. </text:span></text:p>
      <text:p text:style-name="P6"/>
      <text:p text:style-name="P6"/>
      <text:p text:style-name="P7">Sincerely Yours,</text:p>
      <text:p text:style-name="P7"/>
      <text:p text:style-name="P7"/>
      <text:p text:style-name="P7"/>
      <text:p text:style-name="P7"/>
      <text:p text:style-name="P7">Hoang Duy Tra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96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.701cm" fo:margin-bottom="2cm" fo:margin-left="2.499cm" fo:margin-right="10.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44:41.014347285</meta:creation-date>
    <dc:date>2018-05-14T14:11:03.466767056</dc:date>
    <meta:editing-duration>PT1H19M21S</meta:editing-duration>
    <meta:editing-cycles>13</meta:editing-cycles>
    <meta:generator>LibreOffice/5.4.6.2$Linux_X86_64 LibreOffice_project/40$Build-2</meta:generator>
    <meta:print-date>2018-05-14T14:03:44.319234554</meta:print-date>
    <meta:document-statistic meta:table-count="0" meta:image-count="0" meta:object-count="0" meta:page-count="1" meta:paragraph-count="15" meta:word-count="96" meta:character-count="579" meta:non-whitespace-character-count="495"/>
  </office:meta>
</office:document-meta>
</file>